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Pla-ng/thgtoa/releases/latest" office:name=""><text:span text:style-name="Definition">https://github.com/AnonyPla-ng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42FF35DB9DE7C088AB0FD4A70C216A52F6DF4920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-ng.org/42FF35DB9DE7C088AB0FD4A70C216A52F6DF4920.asc" office:name=""><text:span text:style-name="Definition">https://anonymousplanet-ng.org/42FF35DB9DE7C088AB0FD4A70C216A52F6DF4920.asc</text:span></text:a> [[Mirror]][12]</text:p>
      <text:p text:style-name="Text_20_body">For redundancy, you can also verify the authenticity of this GPG signature using:</text:p>
      <text:p text:style-name="Text_20_body">As well as the published key on (search for the fingerprint <text:span text:style-name="Source_Text">42FF35DB9DE7C088AB0FD4A70C216A52F6DF4920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42FF35DB9DE7C088AB0FD4A70C216A52F6DF4920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<text:a xlink:type="simple" xlink:href="https://jedisct1.github.io/minisign/" office:name=""><text:span text:style-name="Definition">https://jedisct1.github.io/minisign/</text:span></text:a>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1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1T02:53:51Z</meta:creation-date>
    <dc:date>2022-07-11T02:53:51Z</dc:date>
  </office:meta>
</office:document-meta>
</file>